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856" officeooo:paragraph-rsid="001b1856"/>
    </style:style>
    <style:style style:name="P2" style:family="paragraph" style:parent-style-name="Standard">
      <style:text-properties fo:font-weight="bold" officeooo:rsid="001b1856" officeooo:paragraph-rsid="001b1856" style:font-weight-asian="bold" style:font-weight-complex="bold"/>
    </style:style>
    <style:style style:name="P3" style:family="paragraph" style:parent-style-name="Standard">
      <style:text-properties fo:font-weight="bold" officeooo:rsid="001c7807" officeooo:paragraph-rsid="001c7807" style:font-weight-asian="bold" style:font-weight-complex="bold"/>
    </style:style>
    <style:style style:name="P4" style:family="paragraph" style:parent-style-name="Standard">
      <style:text-properties fo:font-weight="bold" officeooo:rsid="001cd184" officeooo:paragraph-rsid="001cd184" style:font-weight-asian="bold" style:font-weight-complex="bold"/>
    </style:style>
    <style:style style:name="P5" style:family="paragraph" style:parent-style-name="Standard">
      <style:text-properties fo:font-weight="bold" officeooo:rsid="001cf21c" officeooo:paragraph-rsid="001cf21c" style:font-weight-asian="bold" style:font-weight-complex="bold"/>
    </style:style>
    <style:style style:name="P6" style:family="paragraph" style:parent-style-name="Standard">
      <style:text-properties fo:font-weight="normal" officeooo:rsid="001b1856" officeooo:paragraph-rsid="001b1856" style:font-weight-asian="normal" style:font-weight-complex="normal"/>
    </style:style>
    <style:style style:name="P7" style:family="paragraph" style:parent-style-name="Standard">
      <style:text-properties fo:font-weight="normal" officeooo:rsid="001b1856" officeooo:paragraph-rsid="001c7807" style:font-weight-asian="normal" style:font-weight-complex="normal"/>
    </style:style>
    <style:style style:name="P8" style:family="paragraph" style:parent-style-name="Standard">
      <style:text-properties fo:font-style="italic" fo:font-weight="bold" officeooo:rsid="001b1856" officeooo:paragraph-rsid="001b185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1c7807" officeooo:paragraph-rsid="001c780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normal" officeooo:rsid="001cf21c" officeooo:paragraph-rsid="001cf21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c7807" officeooo:paragraph-rsid="001c7807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cd184" officeooo:paragraph-rsid="001cd184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1cf21c" officeooo:paragraph-rsid="001cf21c" style:font-style-asian="italic" style:font-style-complex="italic"/>
    </style:style>
    <style:style style:name="P14" style:family="paragraph" style:parent-style-name="Standard">
      <style:text-properties fo:font-style="normal" fo:font-weight="bold" officeooo:rsid="001b1856" officeooo:paragraph-rsid="001b1856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1c7807" officeooo:paragraph-rsid="001c7807"/>
    </style:style>
    <style:style style:name="P16" style:family="paragraph" style:parent-style-name="Standard">
      <style:text-properties officeooo:rsid="001c7807" officeooo:paragraph-rsid="001cd184"/>
    </style:style>
    <style:style style:name="P17" style:family="paragraph" style:parent-style-name="Standard">
      <style:text-properties officeooo:rsid="001cd184" officeooo:paragraph-rsid="001cd184"/>
    </style:style>
    <style:style style:name="P18" style:family="paragraph" style:parent-style-name="Standard">
      <style:text-properties officeooo:rsid="001cd184" officeooo:paragraph-rsid="001cf21c"/>
    </style:style>
    <style:style style:name="P19" style:family="paragraph" style:parent-style-name="Standard">
      <style:text-properties officeooo:rsid="001cf21c" officeooo:paragraph-rsid="001cf21c"/>
    </style:style>
    <style:style style:name="P20" style:family="paragraph" style:parent-style-name="Standard">
      <style:text-properties fo:font-size="15pt" fo:font-weight="bold" officeooo:rsid="001cf21c" officeooo:paragraph-rsid="001cf21c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c7807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cd184"/>
    </style:style>
    <style:style style:name="T6" style:family="text">
      <style:text-properties officeooo:rsid="001cf2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Installing an interrupt handler</text:p>
      <text:p text:style-name="P6"></text:p>
      <text:p text:style-name="P6">The basics:</text:p>
      <text:p text:style-name="P6"/>
      <text:p text:style-name="P6">If there's no handler registered for an interrupt, the kernel will ack it but do nothing with it.</text:p>
      <text:p text:style-name="P6">Kernel keeps track of which driver/handler is associated with an interrupt line.</text:p>
      <text:p text:style-name="P2">Register interrupt handler:</text:p>
      <text:p text:style-name="P6">int request_irq(unsigned int irq, irqreturn_t (*handler)(int, void *, struct pt_regs *), unsigned long flags, const char *dev_name, void *dev_id);</text:p>
      <text:p text:style-name="P6">retval is zero on sucess retval is negative on error (­EBUSY if already allocated).</text:p>
      <text:p text:style-name="P6">=&gt;"irq" the IRQ number being requested</text:p>
      <text:p text:style-name="P6">=&gt;"handler" the IRQ callback</text:p>
      <text:p text:style-name="P6">=&gt;"flags" bitmask on how to manage interrupt</text:p>
      <text:p text:style-name="P6">=&gt;"dev_name" name printed out in /proc/interrupts</text:p>
      <text:p text:style-name="P6">=&gt;"dev_id" pointer needed for handler freeing when interrupt shared. if the interrupt isn't shared, can be set to NULL. </text:p>
      <text:p text:style-name="P6">=&gt;Otherwise, set to some unique pointer within driver.</text:p>
      <text:p text:style-name="P8">Interrupt bitmask:</text:p>
      <text:p text:style-name="P6">●  SA_INTERRUPT:</text:p>
      <text:p text:style-name="P6">● "Fast interrupt". </text:p>
      <text:p text:style-name="P6"/>
      <text:p text:style-name="P6">●Execute handler with interrupts disabled on local CPU.</text:p>
      <text:p text:style-name="P6">●SA_SHIRQ:</text:p>
      <text:p text:style-name="P6"/>
      <text:p text:style-name="P6">●Interrupt can be "shared".</text:p>
      <text:p text:style-name="P6">● SA_SAMPLE_RANDOM:</text:p>
      <text:p text:style-name="P8">Unregister handler:</text:p>
      <text:p text:style-name="P6">●Interrupts generated by device can contribute to entropy pool for random number generation (/dev/random and /dev/urandom). </text:p>
      <text:p text:style-name="P6">●void free_irq(unsigned int irq, void *dev_id);</text:p>
      <text:p text:style-name="P6">●Handler registration can be done on device instantiation or on open().</text:p>
      <text:p text:style-name="P6">●Best to register handler on first open() / free on last close().</text:p>
      <text:p text:style-name="P8"/>
      <text:p text:style-name="P8">The /proc interface:</text:p>
      <text:p text:style-name="P6">●Kernel keeps track of how times each type of interrupt occurs (internal counter).</text:p>
      <text:p text:style-name="P6">●Do "cat /proc/interrupts" to see:</text:p>
      <text:p text:style-name="P6">●Interrupt lines that currently have registered handlers</text:p>
      <text:p text:style-name="P6">●The number of times each time of interrupt occured for each CPU.</text:p>
      <text:p text:style-name="P6">●The PIC (Programmable Interrupt Controller) configuration for the interrupt.</text:p>
      <text:p text:style-name="P6">●The driver(s) that have registered handlers for the given interrupt, as provided by the "dev_name" parameter of request_irq().</text:p>
      <text:p text:style-name="P6">●Do "cat /proc/stat" and look for the "intr" line to see:</text:p>
      <text:p text:style-name="P6">●The total number of all interrupts that occured since boot</text:p>
      <text:p text:style-name="P6">●The total number of interrupts of a given type that occured since boot, each entry being separated by a space. </text:p>
      <text:p text:style-name="P6">●Number of entries in both files will vary greatly between archs.</text:p>
      <text:p text:style-name="P6">●</text:p>
      <text:p text:style-name="P6"><text:s/></text:p>
      <text:p text:style-name="P6"></text:p>
      <text:p text:style-name="P6"><text:span text:style-name="T2">Autodetecting the IRQ number:</text:span></text:p>
      <text:p text:style-name="P6">●Sometimes interrupt numbers are known in advance</text:p>
      <text:p text:style-name="P6">●Ask PCI config for interrupt number</text:p>
      <text:p text:style-name="P6"><text:soft-page-break/>●Can ask device to generate interrupt and monitor result.</text:p>
      <text:p text:style-name="P6">●Can't probe shared interrupts</text:p>
      <text:p text:style-name="P6">●Kernel­assisted probing:</text:p>
      <text:p text:style-name="P6">●Only for non­shared interrupts</text:p>
      <text:p text:style-name="P6">●Usually for ISA only</text:p>
      <text:p text:style-name="P6">●&lt;linux/interrupt.h&gt;</text:p>
      <text:p text:style-name="P6">●unsigned long probe_irq_on(void);</text:p>
      <text:p text:style-name="P6"></text:p>
      <text:p text:style-name="P6"></text:p>
      <text:p text:style-name="P6">●int probe_irq_off(unsigned long);</text:p>
      <text:p text:style-name="P6">●retval is bitmask of unasigned interrupts</text:p>
      <text:p text:style-name="P6">●record retval for passing to probe_irq_off()</text:p>
      <text:p text:style-name="P6">●Enable interrupts after this call</text:p>
      <text:p text:style-name="P6">●Configure device to emit interrupt</text:p>
      <text:p text:style-name="P6"></text:p>
      <text:p text:style-name="P6">●Call to ask kernel which interrupt occured</text:p>
      <text:p text:style-name="P6">●Disable interrupts before this call</text:p>
      <text:p text:style-name="P6">●May need to insert delay prior to calling this function to give time for the interrupt to occur.</text:p>
      <text:p text:style-name="P6">●retval is &gt; 0 if only one interrupt occured</text:p>
      <text:p text:style-name="P6">●retval is 0 if no interrupt occured</text:p>
      <text:p text:style-name="P6">●retval is &lt; 0 if more than one interrupt occured</text:p>
      <text:p text:style-name="P6">●Probing can take a lot of time (20 ms for frame­grabber)</text:p>
      <text:p text:style-name="P6"/>
      <text:p text:style-name="P2">Do-it-yourself probing:</text:p>
      <text:p text:style-name="P6">●Best to do probing only once at module load time</text:p>
      <text:p text:style-name="P6">●Most non­PC platforms don't need probing and above</text:p>
      <text:p text:style-name="P6">●functions are placeholders (including most PPC, and MIPS implementations).</text:p>
      <text:p text:style-name="P6">●Loop on all possible interrupts</text:p>
      <text:p text:style-name="P6">●Record interrupt handler for a given interrupt</text:p>
      <text:p text:style-name="P6">●Configure device generating an interrupt</text:p>
      <text:p text:style-name="P6">●Wait for interrupt to occur</text:p>
      <text:p text:style-name="P6"></text:p>
      <text:p text:style-name="P6"><text:s/>Check to see if handler was called</text:p>
      <text:p text:style-name="P6">Free interrupt handler</text:p>
      <text:p text:style-name="P2"/>
      <text:p text:style-name="P2">Fast and slow interrupts:</text:p>
      <text:p text:style-name="P6"></text:p>
      <text:p text:style-name="P6">●Old kernel abstraction</text:p>
      <text:p text:style-name="P7">●Currently, the only difference between handlers is those that use the SA_INTERRUPT flag and those that don't.</text:p>
      <text:p text:style-name="P6"></text:p>
      <text:p text:style-name="P7">●If SA_INTERRUPT is used, handler is called with all local interrupts disabled.</text:p>
      <text:p text:style-name="P7">●Most drivers shouldn't use SA_INTERRUPT unless absolutely required.</text:p>
      <text:p text:style-name="P7">●The internals of interrupt handling on <text:s/>the x86:</text:p>
      <text:p text:style-name="P6"></text:p>
      <text:p text:style-name="P6">Assembly-<text:span text:style-name="T3">g</text:span>enerating macros in arch/i386/kernel/entry.S push </text:p>
      <text:p text:style-name="P6">int number on stack and call do_IRQ from arch/i386/kernel/irq.c.</text:p>
      <text:p text:style-name="P7">●do_IRQ does:</text:p>
      <text:p text:style-name="P6"/>
      <text:p text:style-name="P14">handle_IRQ_event:</text:p>
      <text:p text:style-name="P6"/>
      <text:p text:style-name="P8">Mask and ack interrupt</text:p>
      <text:p text:style-name="P6"><text:soft-page-break/>- Requests spinlocks for given IRQ number (to avoid other processors  from trying to handle it.)</text:p>
      <text:p text:style-name="P6">- If handler register, call handle_IRQ_event to invoke it Otherwise unlock and return</text:p>
      <text:p text:style-name="P6">- If SA_INTERRUPT not set, reenable interrupts Invoke handler(s)</text:p>
      <text:p text:style-name="P6">- Check for scheduling (processes may have been woken up as a result of interrupt).</text:p>
      <text:p text:style-name="P6"/>
      <text:p text:style-name="P6"/>
      <text:p text:style-name="P6"/>
      <text:p text:style-name="P2">Implementing a handler</text:p>
      <text:p text:style-name="P8">The basics</text:p>
      <text:p text:style-name="P8">Role:</text:p>
      <text:p text:style-name="P6">- Interact with device regarding interrupt, usually ACK device.</text:p>
      <text:p text:style-name="P6">- Transfer data to/from device as required</text:p>
      <text:p text:style-name="P6">- Wake up processes waiting for device</text:p>
      <text:p text:style-name="P6">- Defer as much work as possible to tasklets or work queues.</text:p>
      <text:p text:style-name="P6">- Restrictions as to what handler can do</text:p>
      <text:p text:style-name="P6">- Restrictions similar to those of timer:</text:p>
      <text:p text:style-name="P6">=&gt;Can't access user-space</text:p>
      <text:p text:style-name="P2"/>
      <text:p text:style-name="P2">Handler arugments and return value:</text:p>
      <text:p text:style-name="P2"/>
      <text:p text:style-name="P1">int request_irq(unsigned int irq, irqreturn_t (*handler) (int, void *, struct pt_regs *), unsigned long flags, const char *dev_name, void *dev_id);</text:p>
      <text:p text:style-name="P1"/>
      <text:p text:style-name="P1">1: "irq", the irq number</text:p>
      <text:p text:style-name="P1">2: "*dev_id", private data (same as passed to request_irq(), can pass internal device "instance" <text:tab/>pointer to easily find instance on interrupt).</text:p>
      <text:p text:style-name="P1">3: "*regs", the CPU registers at interrupt occurence, seldom used.</text:p>
      <text:p text:style-name="P1"/>
      <text:p text:style-name="P15">●retval is status of interrupt handling:</text:p>
      <text:p text:style-name="P15">●IRQ_HANDLED, an interrupt occured. Should also be used in no way to determine if interrupt did occur.</text:p>
      <text:p text:style-name="P15">●IRQ_NONE, no interrupt occurred. Interrupt was suprious or is shared.</text:p>
      <text:p text:style-name="P15">●Macro for generating return value depending on variable(non­zero means interrupt handled):</text:p>
      <text:p text:style-name="P15">IRQ_RETVAL(var);</text:p>
      <text:p text:style-name="P15"></text:p>
      <text:p text:style-name="P15"><text:span text:style-name="T1">Enabling and disabling interrupts:</text:span></text:p>
      <text:p text:style-name="P15">●Try to avoid in as much as possible</text:p>
      <text:p text:style-name="P15">●No way to disable interrupts on all processors in the same time.</text:p>
      <text:p text:style-name="P15"/>
      <text:p text:style-name="P3">Disabling a single interrupt:</text:p>
      <text:p text:style-name="P15">●&lt;asm/irq.h&gt;</text:p>
      <text:p text:style-name="P15">●void disable_irq(int irq);</text:p>
      <text:p text:style-name="P15">●void disable_irq_nosync(int irq);</text:p>
      <text:p text:style-name="P15">●Wait for interrupt handler if it's running and disable it Careful with deadlocks</text:p>
      <text:p text:style-name="P15">●Disables interrupt without checking if handler is running</text:p>
      <text:p text:style-name="P15"></text:p>
      <text:p text:style-name="P15">●void enable_irq(int irq);</text:p>
      <text:p text:style-name="P15">●May play wiht PIC's mask</text:p>
      <text:p text:style-name="P15">●Calls can be nested</text:p>
      <text:p text:style-name="P15">●Disabling all interrupts:</text:p>
      <text:p text:style-name="P15">●Disable interrupts on local CPU</text:p>
      <text:p text:style-name="P15">●&lt;asm/system.h&gt;</text:p>
      <text:p text:style-name="P15"><text:soft-page-break/>●void local_irq_save(unsigned long flags);</text:p>
      <text:p text:style-name="P15">●void local_irq_disable(void);</text:p>
      <text:p text:style-name="P15"></text:p>
      <text:p text:style-name="P15">●Restores interrupt flags</text:p>
      <text:p text:style-name="P15">●void local_irq_enable(void);</text:p>
      <text:p text:style-name="P15"></text:p>
      <text:p text:style-name="P15"></text:p>
      <text:p text:style-name="P15">●Disables without recording flags</text:p>
      <text:p text:style-name="P15">●void local_irq_restore(unsigned long flags);</text:p>
      <text:p text:style-name="P15"></text:p>
      <text:p text:style-name="P15"></text:p>
      <text:p text:style-name="P15">● Disables interrupts and saves local interrupt flags</text:p>
      <text:p text:style-name="P15">● Reenables local interrupts </text:p>
      <text:p text:style-name="P15">● No nesting possible: use local_irq_save()</text:p>
      <text:p text:style-name="P15"></text:p>
      <text:p text:style-name="P15"><text:span text:style-name="T1"><text:s/>Top and bottom halves</text:span></text:p>
      <text:p text:style-name="P15">- Interrupt handlers must finish rapidely (top half)</text:p>
      <text:p text:style-name="P15">- Lengthy work defered to later in "bottom half" with all interrupts enabled.</text:p>
      <text:p text:style-name="P11">Usually:</text:p>
      <text:p text:style-name="P15"><text:tab/>- Top half records device data to temporary buffer and  scheds BH. Network <text:s/>code pushed packet up stack,while actual processing done in BH.</text:p>
      <text:p text:style-name="P15"><text:tab/>- BH further does whatever scheduling is needed</text:p>
      <text:p text:style-name="P11">Tasklets: <text:s/>Overview</text:p>
      <text:p text:style-name="P15">- Will be covered in detail in Ch.8</text:p>
      <text:p text:style-name="P15"><text:span text:style-name="T4">Reminder:</text:span> from “Using Linux in Embedded Systems”:</text:p>
      <text:p text:style-name="P15">- Runs in software interrupt context</text:p>
      <text:p text:style-name="P15">- Only one tasklet of a given type will ever be running in the  same time in the entire system.</text:p>
      <text:p text:style-name="P15">- Even if rescheded multiple times, will only run once.</text:p>
      <text:p text:style-name="P15">- Interrupt may occur while tasklet is running =&gt; use appropriate locks.</text:p>
      <text:p text:style-name="P15">- Tasklets run on the same CPU where they scheduled</text:p>
      <text:p text:style-name="P11">API reminder:</text:p>
      <text:p text:style-name="P15"><text:tab/>- DECLARE_TASKLET()</text:p>
      <text:p text:style-name="P15"><text:tab/>- tasklet_init()</text:p>
      <text:p text:style-name="P15"><text:tab/>- tasklet_schedule()</text:p>
      <text:p text:style-name="P3">Workqueues:</text:p>
      <text:p text:style-name="P15">- Issue function within work queue process context</text:p>
      <text:p text:style-name="P9">Reminder:</text:p>
      <text:p text:style-name="P15"><text:tab/>- Can sleep</text:p>
      <text:p text:style-name="P15"><text:tab/>- Can't access user­space</text:p>
      <text:p text:style-name="P15"><text:tab/>- Can use system default work queue</text:p>
      <text:p text:style-name="P15"></text:p>
      <text:p text:style-name="P17"><text:span text:style-name="T1">Interrupt sharing</text:span></text:p>
      <text:p text:style-name="P17"/>
      <text:p text:style-name="P17">- Interrupt sharing a must on modern hardware  (used by PCI).</text:p>
      <text:p text:style-name="P17">Installing a shared handler:</text:p>
      <text:p text:style-name="P17">- Use same request_irq()</text:p>
      <text:p text:style-name="P17">- Difference with non-shared handlers:</text:p>
      <text:p text:style-name="P17"><text:tab/>- Use the SA_SHIRQ flag</text:p>
      <text:p text:style-name="P17"><text:tab/>- Pass non-NULL, unique ID in *dev_id, kernel complains  otherwise as it may oops at irq freeing.</text:p>
      <text:p text:style-name="P17">- Registration fails if other handlers have registered  without setting the SA_SHIRQ flag.</text:p>
      <text:p text:style-name="P16">- <text:span text:style-name="T5">On interrupt occurence, kernel invokes every registered handler for the given interrupt, passing it </text:span><text:soft-page-break/><text:span text:style-name="T5">the *dev_id provided on registration.</text:span></text:p>
      <text:p text:style-name="P17">- Each handler must determine if the device it handles  issued the interrupt, and return IRQ_NONE otherwise.</text:p>
      <text:p text:style-name="P17">- *dev_id's importance is shown when free_irq() is called  since that's the only way to know which handler should be removed from shared list.</text:p>
      <text:p text:style-name="P15"><text:s/></text:p>
      <text:p text:style-name="P12">Running the handler</text:p>
      <text:p text:style-name="P17">- Remember that interrupt is shared =&gt; don't disable  interrupts.</text:p>
      <text:p text:style-name="P17">The /proc interface and shared interrupts</text:p>
      <text:p text:style-name="P17">- /proc/interrupts shows list of driver sharing a given  interrupt.</text:p>
      <text:p text:style-name="P17"/>
      <text:p text:style-name="P17">-----------</text:p>
      <text:p text:style-name="P4">Tasklets</text:p>
      <text:p text:style-name="P17"><text:span text:style-name="T4">Somewhat similar to timers:</text:span></text:p>
      <text:p text:style-name="P17"><text:tab/>- Run in soft interrupt context</text:p>
      <text:p text:style-name="P17"><text:tab/>- Run on same CPU where registered</text:p>
      <text:p text:style-name="P17"><text:tab/>- Received unsigned long argument provided on registration.</text:p>
      <text:p text:style-name="P17"><text:tab/>- Can reregister themselves</text:p>
      <text:p text:style-name="P17"><text:tab/>- Tasklet lists are per­cpu</text:p>
      <text:p text:style-name="P12">Difference from timers:</text:p>
      <text:p text:style-name="P17"><text:tab/>- No specific time for execution</text:p>
      <text:p text:style-name="P17"><text:tab/>- Just pending work for a later time</text:p>
      <text:p text:style-name="P17">Especially useful for interrupt handlers to delay work for "later".</text:p>
      <text:p text:style-name="P12">The API:</text:p>
      <text:p text:style-name="P17"/>
      <text:p text:style-name="P17"><text:tab/>&lt;linux/interrupt.h&gt;</text:p>
      <text:p text:style-name="P17"><text:tab/>struct tasklet_struct {</text:p>
      <text:p text:style-name="P17"><text:tab/><text:tab/>...</text:p>
      <text:p text:style-name="P17"><text:tab/><text:tab/> (*func)(unsigned long);</text:p>
      <text:p text:style-name="P17"><text:tab/><text:tab/>unsigned long data;</text:p>
      <text:p text:style-name="P17"><text:tab/>}</text:p>
      <text:p text:style-name="P12">Static initialization:</text:p>
      <text:p text:style-name="P17">- DECLARE_TASKLET(name, func, data);</text:p>
      <text:p text:style-name="P17">- DECLARE_TASKLET_DISABLED(name, func, data);</text:p>
      <text:p text:style-name="P17"/>
      <text:p text:style-name="P12">Dynamic initialization:</text:p>
      <text:p text:style-name="P17"/>
      <text:p text:style-name="P17">volid tasklet_init(struct tasklet_struct <text:s/>*t, void (*func) (unsigned long), unsigned long data);</text:p>
      <text:p text:style-name="P12">Tasklet features:</text:p>
      <text:p text:style-name="P17"/>
      <text:p text:style-name="P17">- Can disable/enable, even multiple times</text:p>
      <text:p text:style-name="P17">- Will only run if enabled as often as it was disabled</text:p>
      <text:p text:style-name="P17">- Can specify "high" or "low" priority tasklets, the former  being executed first.</text:p>
      <text:p text:style-name="P17">- Will run either immediately, if no system load, or at the next system tick at the latest.</text:p>
      <text:p text:style-name="P17">- Many tasklets can run in parallel on many CPUs</text:p>
      <text:p text:style-name="P17">- Only one tasklet of a given type can run on any CPU at a given time.</text:p>
      <text:p text:style-name="P17"/>
      <text:p text:style-name="P4">Who runs tasklets?</text:p>
      <text:p text:style-name="P17"><text:tab/>- Per-cpu ksoftirqd</text:p>
      <text:p text:style-name="P12">Full API:</text:p>
      <text:p text:style-name="P17">void tasklet_disable(struct tasklet_struct *t);</text:p>
      <text:p text:style-name="P17"><text:tab/>- Disable tasklet execution</text:p>
      <text:p text:style-name="P17"><text:soft-page-break/><text:tab/>- Busy wait if tasklet currently running</text:p>
      <text:p text:style-name="P17">void tasklet_disable_sync(struct tasklet_struct *t);</text:p>
      <text:p text:style-name="P17"><text:tab/>- Disable tasklet execution</text:p>
      <text:p text:style-name="P17">- Don't wait for running tasklet to finish</text:p>
      <text:p text:style-name="P17"/>
      <text:p text:style-name="P17">void tasklet_enable(struct tasklet_struct *t);</text:p>
      <text:p text:style-name="P18"><text:tab/>- Enable tasklet execution</text:p>
      <text:p text:style-name="P17"/>
      <text:p text:style-name="P17">void tasklet_schedule(struct tasklet_struct *t);</text:p>
      <text:p text:style-name="P17"><text:tab/>- Schedule for execution</text:p>
      <text:p text:style-name="P17"><text:tab/>- If resched, run once</text:p>
      <text:p text:style-name="P17"><text:tab/>- If resched while running, rerun</text:p>
      <text:p text:style-name="P17">void tasklet_hi_schedule(struct tasklet_struct *t);</text:p>
      <text:p text:style-name="P17"><text:tab/>- Schedule with high priority</text:p>
      <text:p text:style-name="P17"><text:tab/>- Avoid unless absolutely necessary (ex.: media streaming)</text:p>
      <text:p text:style-name="P17">void tasklet_kill(struct tasklet_struct *t);</text:p>
      <text:p text:style-name="P17"><text:tab/>- Make sure tasklet doesn't run again</text:p>
      <text:p text:style-name="P17"><text:tab/>- Usually on device close</text:p>
      <text:p text:style-name="P17"><text:tab/>- Will block if tasklet scheduled</text:p>
      <text:p text:style-name="P17">- If tasklet reschedules itself, must make sure it doesn't prior to using tasklet_kill(<text:span text:style-name="T6">)</text:span></text:p>
      <text:p text:style-name="P17"/>
      <text:p text:style-name="P17"/>
      <text:p text:style-name="P17"/>
      <text:p text:style-name="P17"/>
      <text:p text:style-name="P20"><text:s/>Workqueues</text:p>
      <text:p text:style-name="P19">Basics:</text:p>
      <text:p text:style-name="P19">Not the same thing as previously seen wait queues</text:p>
      <text:p text:style-name="P13">Similar to tasklets:</text:p>
      <text:p text:style-name="P19">- Run something in the future</text:p>
      <text:p text:style-name="P19">- Usually runs on same processor registered</text:p>
      <text:p text:style-name="P19">- Cannnot access userspace</text:p>
      <text:p text:style-name="P13">Different from tasklets:</text:p>
      <text:p text:style-name="P19">- Run in special process context, not software interrupt context.</text:p>
      <text:p text:style-name="P19">- Can sleep</text:p>
      <text:p text:style-name="P19">- Can ask for delayed execution for specific time</text:p>
      <text:p text:style-name="P19">- No need for atomic execution</text:p>
      <text:p text:style-name="P19">Can tolerate high latency</text:p>
      <text:p text:style-name="P19">Each work queue has dedicated "kernel thread"</text:p>
      <text:p text:style-name="P13">Basic API:</text:p>
      <text:p text:style-name="P19"><text:tab/>- struct workqueue_struct: &lt;linux/workqueue.h&gt;</text:p>
      <text:p text:style-name="P19">- struct wrokqueue_struct *create_workqueue(const char *name);</text:p>
      <text:p text:style-name="P19"><text:tab/>- One kernel thread per cpu</text:p>
      <text:p text:style-name="P19">struct workqueue_struct *create_singlethread_workqueue(const char *name);</text:p>
      <text:p text:style-name="P19"><text:tab/>- One kernel thread for entire system</text:p>
      <text:p text:style-name="P10">Submitting a task to a work queue:</text:p>
      <text:p text:style-name="P19">Static declaration:</text:p>
      <text:p text:style-name="P19"><text:tab/>- DECLARE_WORK(name, void (*function)(void *), void *data);●</text:p>
      <text:p text:style-name="P5">Dynamic declaration:</text:p>
      <text:p text:style-name="P19">- INIT_WORK(struct work_sutrct *work, void (*function)(void *), void *data);</text:p>
      <text:p text:style-name="P19">- PREPARE_WORK(struct work_struct *work, void (*function)(void *), void *data);</text:p>
      <text:p text:style-name="P19"><text:tab/>- Similar to INIT_WORK() but doesn't initialize pointers to link struct work_struct to actual work queue.</text:p>
      <text:p text:style-name="P19"><text:soft-page-break/><text:tab/>- Useful if structure may have already been submitted to work  queue.</text:p>
      <text:p text:style-name="P13">Actual submission:</text:p>
      <text:p text:style-name="P19">int queue_work(struct workqueue_struct *queue, struct work_struct *work);</text:p>
      <text:p text:style-name="P19"><text:tab/>- retval is zero if successfull add</text:p>
      <text:p text:style-name="P19"><text:tab/>- retval nonzero if already in queue (not added again)</text:p>
      <text:p text:style-name="P19">int queue_delayed_work(struct workqueue_struct *queue, struct work_struct *work, unsigned long delay);</text:p>
      <text:p text:style-name="P13">About work queue callback sleep:</text:p>
      <text:p text:style-name="P19"><text:tab/>- Will affect other callbacks queued in work queue.</text:p>
      <text:p text:style-name="P13">Rest of API:</text:p>
      <text:p text:style-name="P19">int cancel_delayed_work(struct work_struct *work);</text:p>
      <text:p text:style-name="P19"><text:tab/>- retval nonzero if cancel prior to execution</text:p>
      <text:p text:style-name="P19"><text:tab/>- retval zero if work may have been running (and could still be running  on different CPU.</text:p>
      <text:p text:style-name="P19">void <text:span text:style-name="T1">flush_workqueue</text:span>(struct workqueue_struct *queue);<text:tab/></text:p>
      <text:p text:style-name="P19"><text:tab/>- Make sure no scheduled work is running anywhere in the system.</text:p>
      <text:p text:style-name="P19">void <text:span text:style-name="T1">destroy_workqueue</text:span>(struct workqueue_struct *queue);</text:p>
      <text:p text:style-name="P19"><text:tab/>- Free work queue.</text:p>
      <text:p text:style-name="P13">The share queue:</text:p>
      <text:p text:style-name="P19">- Not all drivers need their own work queue</text:p>
      <text:p text:style-name="P19">- Kernel provides default shared queue</text:p>
      <text:p text:style-name="P19">- Make sure your task doesn't monopolize queue</text:p>
      <text:p text:style-name="P19">API:</text:p>
      <text:p text:style-name="P19"><text:tab/>-int schedule_work(struct work_struct *work);</text:p>
      <text:p text:style-name="P19"><text:tab/>- int schedule_delayed_work(struct work_struct *work unsigned long delay);</text:p>
      <text:p text:style-name="P19"><text:tab/>- void flush_scheduled_work(void);</text:p>
      <text:p text:style-name="P19">- Can still use cancel_delayed_work()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48.617486950</meta:creation-date>
    <dc:date>2017-12-18T10:39:01.400683480</dc:date>
    <meta:editing-duration>P1DT23H4M55S</meta:editing-duration>
    <meta:editing-cycles>1</meta:editing-cycles>
    <meta:document-statistic meta:table-count="0" meta:image-count="0" meta:object-count="0" meta:page-count="7" meta:paragraph-count="293" meta:word-count="1914" meta:character-count="12654" meta:non-whitespace-character-count="10646"/>
    <meta:generator>LibreOffice/4.2.8.2$Linux_X86_64 LibreOffice_project/420m0$Build-2</meta:generator>
  </office:meta>
</office:document-meta>
</file>